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Goody Rosenfeld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24, 1893</text:p>
      <text:p text:style-name="P6">Month<text:tab/><text:tab/><text:tab/><text:tab/><text:tab/><text:tab/>April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text:tab/><text:tab/><text:tab/><text:tab/><text:tab/></text:p>
      <text:p text:style-name="P6">Calling Card<text:tab/><text:tab/><text:tab/><text:tab/><text:tab/>Y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2022 Eutaw Pl./</text:p>
      <text:p text:style-name="P2">Mrs. Goody Rosenfeld's/</text:p>
      <text:p text:style-name="P3">congratulations to Dr. Morais/ to his Seventieth Birthday/ with best wishes for many more/ &amp; a realization of his "Greatest/ Expectations" for the Jewish/</text:p>
      <text:p text:style-name="P3"/>
      <text:p text:style-name="P3">[Page 2]</text:p>
      <text:p text:style-name="P3">Theological Seminary, besides/ only the happiest hours/ for the evening of his life./</text:p>
      <text:p text:style-name="P3"/>
      <text:p text:style-name="P3">April twenty-fourth 1893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55:26.02</meta:creation-date>
    <meta:document-statistic meta:table-count="0" meta:image-count="0" meta:object-count="0" meta:page-count="2" meta:paragraph-count="67" meta:word-count="215" meta:character-count="1596"/>
    <dc:date>2011-12-08T12:59:49.73</dc:date>
    <dc:creator>Penn Libraries</dc:creator>
    <meta:editing-duration>PT00H04M23S</meta:editing-duration>
    <meta:editing-cycles>1</meta:editing-cycles>
    <meta:generator>OpenOffice.org/3.2$Win32 OpenOffice.org_project/320m12$Build-9483</meta:generator>
  </office:meta>
</office:document-meta>
</file>